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5.923cm"/>
    </style:style>
    <style:style style:name="co5" style:family="table-column">
      <style:table-column-properties fo:break-before="auto" style:column-width="12.527cm"/>
    </style:style>
    <style:style style:name="co6" style:family="table-column">
      <style:table-column-properties fo:break-before="auto" style:column-width="13.46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4.284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1.711cm"/>
    </style:style>
    <style:style style:name="co12" style:family="table-column">
      <style:table-column-properties fo:break-before="auto" style:column-width="0.868cm"/>
    </style:style>
    <style:style style:name="co13" style:family="table-column">
      <style:table-column-properties fo:break-before="auto" style:column-width="2.773cm"/>
    </style:style>
    <style:style style:name="co14" style:family="table-column">
      <style:table-column-properties fo:break-before="auto" style:column-width="2.799cm"/>
    </style:style>
    <style:style style:name="co15" style:family="table-column">
      <style:table-column-properties fo:break-before="auto" style:column-width="1.792cm"/>
    </style:style>
    <style:style style:name="ro1" style:family="table-row">
      <style:table-row-properties style:row-height="1.058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Matriz">
      <style:table-properties table:display="true" style:writing-mode="lr-tb"/>
    </style:style>
    <style:style style:name="ta2" style:family="table" style:master-page-name="PageStyle_5f_Param">
      <style:table-properties table:display="true" style:writing-mode="lr-tb"/>
    </style:style>
    <style:style style:name="ce1" style:family="table-cell" style:parent-style-name="Excel_20_Built-in_20_Excel_20_Built-in_20_Accent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0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font-name="Arial" style:font-name-asian="Droid Sans Fallback" style:font-name-complex="FreeSans"/>
    </style:style>
    <style:style style:name="ce6" style:family="table-cell" style:parent-style-name="Excel_20_Built-in_20_Excel_20_Built-in_20_Accent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Excel_20_Built-in_20_Accent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Normal_20_2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Excel_20_Built-in_20_Accent1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riz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Cód. Requisito</text:p>
          </table:table-cell>
          <table:table-cell table:style-name="ce1" office:value-type="string" calcext:value-type="string">
            <text:p>Nome do Requisito</text:p>
          </table:table-cell>
          <table:table-cell table:style-name="ce1" office:value-type="string" calcext:value-type="string">
            <text:p>Tipo do requisito</text:p>
          </table:table-cell>
          <table:table-cell table:style-name="ce1" office:value-type="string" calcext:value-type="string">
            <text:p>Cód. Caso de uso associado</text:p>
          </table:table-cell>
          <table:table-cell table:style-name="ce1" office:value-type="string" calcext:value-type="string">
            <text:p>Critérios de Aceitação</text:p>
          </table:table-cell>
          <table:table-cell table:style-name="ce1" office:value-type="string" calcext:value-type="string">
            <text:p>Nome das classes associa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 da Inclusão</text:p>
          </table:table-cell>
          <table:table-cell table:style-name="ce1" office:value-type="string" calcext:value-type="string">
            <text:p>Data da Conclusão</text:p>
          </table:table-cell>
          <table:table-cell table:style-name="ce1" office:value-type="string" calcext:value-type="string">
            <text:p>Comentários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2.1.1.R </text:p>
          </table:table-cell>
          <table:table-cell office:value-type="string" calcext:value-type="string">
            <text:p>Definir Parâmetro Conferência</text:p>
          </table:table-cell>
          <table:table-cell office:value-type="string" calcext:value-type="string">
            <text:p>Funcional</text:p>
          </table:table-cell>
          <table:table-cell table:style-name="Default" office:value-type="string" calcext:value-type="string">
            <text:p>2.1.1.1 – 2.1.1.2 – 2.1.1.3</text:p>
          </table:table-cell>
          <table:table-cell office:value-type="string" calcext:value-type="string">
            <text:p>Gerenciar envio de e-mail e realizar alterações</text:p>
          </table:table-cell>
          <table:table-cell office:value-type="string" calcext:value-type="string">
            <text:p>Administrador, Evento, Presidente</text:p>
          </table:table-cell>
          <table:table-cell office:value-type="string" calcext:value-type="string">
            <text:p>Em andamento</text:p>
          </table:table-cell>
          <table:table-cell table:style-name="ce4"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2.R </text:p>
          </table:table-cell>
          <table:table-cell office:value-type="string" calcext:value-type="string">
            <text:p>Coordenar Conferência</text:p>
          </table:table-cell>
          <table:table-cell office:value-type="string" calcext:value-type="string">
            <text:p>Funcional</text:p>
          </table:table-cell>
          <table:table-cell table:style-name="Default" office:value-type="string" calcext:value-type="string">
            <text:p>2.1.2.1</text:p>
          </table:table-cell>
          <table:table-cell office:value-type="string" calcext:value-type="string">
            <text:p>Gerenciar submissões e revisões apresentadas</text:p>
          </table:table-cell>
          <table:table-cell office:value-type="string" calcext:value-type="string">
            <text:p>Administrador, Evento, Presidente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3.R1A </text:p>
          </table:table-cell>
          <table:table-cell office:value-type="string" calcext:value-type="string">
            <text:p>Gerenciar Estatística e E-mail</text:p>
          </table:table-cell>
          <table:table-cell office:value-type="string" calcext:value-type="string">
            <text:p>Funcional</text:p>
          </table:table-cell>
          <table:table-cell table:style-name="Default" office:value-type="string" calcext:value-type="string">
            <text:p>2.1.3.1A – 2.1.3.2A</text:p>
          </table:table-cell>
          <table:table-cell office:value-type="string" calcext:value-type="string">
            <text:p>Receber e-mail e inscrições</text:p>
          </table:table-cell>
          <table:table-cell office:value-type="string" calcext:value-type="string">
            <text:p>Presidente, Administrador, Evento 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3.R2B </text:p>
          </table:table-cell>
          <table:table-cell office:value-type="string" calcext:value-type="string">
            <text:p>Gerenciar Lista Avaliação Revisor</text:p>
          </table:table-cell>
          <table:table-cell office:value-type="string" calcext:value-type="string">
            <text:p>Funcional</text:p>
          </table:table-cell>
          <table:table-cell table:style-name="ce3" office:value-type="string" calcext:value-type="string">
            <text:p>2.1.3.2B – 2.1.3.3B – 2.1.3.4B</text:p>
          </table:table-cell>
          <table:table-cell office:value-type="string" calcext:value-type="string">
            <text:p>Receber resultado da avaliação</text:p>
          </table:table-cell>
          <table:table-cell office:value-type="string" calcext:value-type="string">
            <text:p>Submissão, Revisão, Indicação, Participante, Coordenador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3.R3C </text:p>
          </table:table-cell>
          <table:table-cell office:value-type="string" calcext:value-type="string">
            <text:p>Gerenciar Lista Membro Comitê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3.3C</text:p>
          </table:table-cell>
          <table:table-cell office:value-type="string" calcext:value-type="string">
            <text:p>Gerenciar submissões e gerenciar trabalho dos revisores</text:p>
          </table:table-cell>
          <table:table-cell office:value-type="string" calcext:value-type="string">
            <text:p>Indicação, Tópico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3.R4D </text:p>
          </table:table-cell>
          <table:table-cell office:value-type="string" calcext:value-type="string">
            <text:p>Gerenciar Lista Submissã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3.4D</text:p>
          </table:table-cell>
          <table:table-cell office:value-type="string" calcext:value-type="string">
            <text:p>Receber submissões</text:p>
          </table:table-cell>
          <table:table-cell office:value-type="string" calcext:value-type="string">
            <text:p>Autor, Trabalho, Administrador, Coordenador, Tópico, Revisão, Membro, Revisor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.1.4.R </text:p>
          </table:table-cell>
          <table:table-cell office:value-type="string" calcext:value-type="string">
            <text:p>Gerenciar Revisã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4.1</text:p>
          </table:table-cell>
          <table:table-cell office:value-type="string" calcext:value-type="string">
            <text:p>Edições, remoções das revisões submetidas dos revisores</text:p>
          </table:table-cell>
          <table:table-cell office:value-type="string" calcext:value-type="string">
            <text:p>Revisor, Submissão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.1.5.R </text:p>
          </table:table-cell>
          <table:table-cell office:value-type="string" calcext:value-type="string">
            <text:p>Gerenciar Fórum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5.1 – 2.1.5.2 – 2.1.5.3</text:p>
          </table:table-cell>
          <table:table-cell office:value-type="string" calcext:value-type="string">
            <text:p>Incluir, remover e visualizar votos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Em andamento</text:p>
          </table:table-cell>
          <table:table-cell table:style-name="ce5"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.1.6.R </text:p>
          </table:table-cell>
          <table:table-cell office:value-type="string" calcext:value-type="string">
            <text:p>Gerenciar Cadastr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6.1 – 2.1.6.2</text:p>
          </table:table-cell>
          <table:table-cell office:value-type="string" calcext:value-type="string">
            <text:p>Incluir, remover e visualizar novos cadastros</text:p>
          </table:table-cell>
          <table:table-cell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7.R </text:p>
          </table:table-cell>
          <table:table-cell office:value-type="string" calcext:value-type="string">
            <text:p>Gerenciar Participação Conferênci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7.1 – 2.1.7.2 <text:s/>- 2.1.7.3 – 2.1.7.4</text:p>
          </table:table-cell>
          <table:table-cell office:value-type="string" calcext:value-type="string">
            <text:p>Manter perfil de participantes e submissão de trabalhos para conferência</text:p>
          </table:table-cell>
          <table:table-cell office:value-type="string" calcext:value-type="string">
            <text:p>Pagamento, Usuário, Autor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8.R </text:p>
          </table:table-cell>
          <table:table-cell office:value-type="string" calcext:value-type="string">
            <text:p>Gerenciar Submissão Individua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8.1 – 2.1.8.2 – 2.1.8.3</text:p>
          </table:table-cell>
          <table:table-cell office:value-type="string" calcext:value-type="string">
            <text:p>Submeter, editar, acessar as submissões</text:p>
          </table:table-cell>
          <table:table-cell office:value-type="string" calcext:value-type="string">
            <text:p>Autor, Submissão. Trabalho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9.R </text:p>
          </table:table-cell>
          <table:table-cell office:value-type="string" calcext:value-type="string">
            <text:p>Gerenciar Submissão Co Autor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9.1</text:p>
          </table:table-cell>
          <table:table-cell office:value-type="string" calcext:value-type="string">
            <text:p>Submeter, editar, acessar as submissões</text:p>
          </table:table-cell>
          <table:table-cell office:value-type="string" calcext:value-type="string">
            <text:p>Autor, Submissão. Trabalho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1.10.R</text:p>
          </table:table-cell>
          <table:table-cell office:value-type="string" calcext:value-type="string">
            <text:p>Gerenciar Apresentação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2.1.10.1</text:p>
          </table:table-cell>
          <table:table-cell office:value-type="string" calcext:value-type="string">
            <text:p>Gerenciar apresentações e convidar apresentadores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2.1.R</text:p>
          </table:table-cell>
          <table:table-cell office:value-type="string" calcext:value-type="string">
            <text:p>Gerenciar Perfil de Usuário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1.R</text:p>
          </table:table-cell>
          <table:table-cell office:value-type="string" calcext:value-type="string">
            <text:p>Gerenciar Segurança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2.R</text:p>
          </table:table-cell>
          <table:table-cell office:value-type="string" calcext:value-type="string">
            <text:p>Gerenciar Banco de Dados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3.R</text:p>
          </table:table-cell>
          <table:table-cell office:value-type="string" calcext:value-type="string">
            <text:p>Gerenciar Alterações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4.R</text:p>
          </table:table-cell>
          <table:table-cell office:value-type="string" calcext:value-type="string">
            <text:p>Gerenciar Interface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5.R</text:p>
          </table:table-cell>
          <table:table-cell office:value-type="string" calcext:value-type="string">
            <text:p>Gerenciar Servidor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6.R</text:p>
          </table:table-cell>
          <table:table-cell office:value-type="string" calcext:value-type="string">
            <text:p>Gerenciar Portabilidade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.3.7.R</text:p>
          </table:table-cell>
          <table:table-cell office:value-type="string" calcext:value-type="string">
            <text:p>Gerenciar Idioma</text:p>
          </table:table-cell>
          <table:table-cell office:value-type="string" calcext:value-type="string">
            <text:p>Não-Funcional</text:p>
          </table:table-cell>
          <table:table-cell table:number-columns-repeated="3"/>
          <table:table-cell office:value-type="string" calcext:value-type="string">
            <text:p>Em andamento</text:p>
          </table:table-cell>
          <table:table-cell office:value-type="string" calcext:value-type="string">
            <text:p>28-04-2017</text:p>
          </table:table-cell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" table:style-name="ta2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1021" table:default-cell-style-name="ce8"/>
        <table:table-row table:style-name="ro5">
          <table:table-cell table:style-name="ce2" table:number-columns-repeated="1024"/>
        </table:table-row>
        <table:table-row table:style-name="ro5">
          <table:table-cell table:style-name="ce7"/>
          <table:table-cell table:style-name="ce9"/>
          <table:table-cell table:style-name="ce11" office:value-type="string" calcext:value-type="string">
            <text:p>Status</text:p>
          </table:table-cell>
          <table:table-cell table:style-name="ce7" table:number-columns-repeated="1021"/>
        </table:table-row>
        <table:table-row table:style-name="ro5">
          <table:table-cell/>
          <table:table-cell table:style-name="ce10"/>
          <table:table-cell table:style-name="ce12" office:value-type="string" calcext:value-type="string">
            <text:p>Cancelado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2" office:value-type="string" calcext:value-type="string">
            <text:p>Adiado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2" office:value-type="string" calcext:value-type="string">
            <text:p>Adicionado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2" office:value-type="string" calcext:value-type="string">
            <text:p>Aprovado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2" office:value-type="string" calcext:value-type="string">
            <text:p>Concluído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2" office:value-type="string" calcext:value-type="string">
            <text:p>Em atraso</text:p>
          </table:table-cell>
          <table:table-cell table:number-columns-repeated="1021"/>
        </table:table-row>
        <table:table-row table:style-name="ro5">
          <table:table-cell/>
          <table:table-cell table:style-name="ce10"/>
          <table:table-cell table:style-name="ce13" office:value-type="string" calcext:value-type="string">
            <text:p>Em andamento</text:p>
          </table:table-cell>
          <table:table-cell table:number-columns-repeated="1021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Prioridade" table:base-cell-address="$Matriz.$A$1" table:expression="param!#ref!"/>
        <table:named-range table:name="Status" table:base-cell-address="$Matriz.$A$1" table:cell-range-address="$Param.$C$3:.$C$9"/>
        <table:named-range table:name="Tipo" table:base-cell-address="$Matriz.$A$1" table:cell-range-address="$Param.$B$3: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Accent1_20_-_20_20_25_" style:display-name="Excel Built-in Accent1 - 20%" style:family="table-cell" style:parent-style-name="Default" style:data-style-name="N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_20_-_20_40_25_" style:display-name="Excel Built-in Accent1 - 40%" style:family="table-cell" style:parent-style-name="Default" style:data-style-name="N0">
      <style:table-cell-properties fo:background-color="#b9cd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_20_-_20_60_25_" style:display-name="Excel Built-in Accent1 - 60%" style:family="table-cell" style:parent-style-name="Default" style:data-style-name="N0">
      <style:table-cell-properties fo:background-color="#95b3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_20_-_20_20_25_" style:display-name="Excel Built-in Accent2 - 20%" style:family="table-cell" style:parent-style-name="Default" style:data-style-name="N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_20_-_20_40_25_" style:display-name="Excel Built-in Accent2 - 40%" style:family="table-cell" style:parent-style-name="Default" style:data-style-name="N0">
      <style:table-cell-properties fo:background-color="#e6b9b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_20_-_20_60_25_" style:display-name="Excel Built-in Accent2 - 60%" style:family="table-cell" style:parent-style-name="Default" style:data-style-name="N0">
      <style:table-cell-properties fo:background-color="#d996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_20_-_20_20_25_" style:display-name="Excel Built-in Accent3 - 20%" style:family="table-cell" style:parent-style-name="Default" style:data-style-name="N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_20_-_20_40_25_" style:display-name="Excel Built-in Accent3 - 40%" style:family="table-cell" style:parent-style-name="Default" style:data-style-name="N0">
      <style:table-cell-properties fo:background-color="#d7e4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_20_-_20_60_25_" style:display-name="Excel Built-in Accent3 - 60%" style:family="table-cell" style:parent-style-name="Default" style:data-style-name="N0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_20_-_20_20_25_" style:display-name="Excel Built-in Accent4 - 20%" style:family="table-cell" style:parent-style-name="Default" style:data-style-name="N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_20_-_20_40_25_" style:display-name="Excel Built-in Accent4 - 40%" style:family="table-cell" style:parent-style-name="Default" style:data-style-name="N0">
      <style:table-cell-properties fo:background-color="#ccc1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_20_-_20_60_25_" style:display-name="Excel Built-in Accent4 - 60%" style:family="table-cell" style:parent-style-name="Default" style:data-style-name="N0">
      <style:table-cell-properties fo:background-color="#b3a2c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_20_-_20_20_25_" style:display-name="Excel Built-in Accent5 - 20%" style:family="table-cell" style:parent-style-name="Default" style:data-style-name="N0">
      <style:table-cell-properties fo:background-color="#dbee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_20_-_20_40_25_" style:display-name="Excel Built-in Accent5 - 40%" style:family="table-cell" style:parent-style-name="Default" style:data-style-name="N0">
      <style:table-cell-properties fo:background-color="#b7de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_20_-_20_60_25_" style:display-name="Excel Built-in Accent5 - 60%" style:family="table-cell" style:parent-style-name="Default" style:data-style-name="N0">
      <style:table-cell-properties fo:background-color="#93c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_20_-_20_20_25_" style:display-name="Excel Built-in Accent6 - 20%" style:family="table-cell" style:parent-style-name="Default" style:data-style-name="N0">
      <style:table-cell-properties fo:background-color="#fdea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_20_-_20_40_25_" style:display-name="Excel Built-in Accent6 - 40%" style:family="table-cell" style:parent-style-name="Default" style:data-style-name="N0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_20_-_20_60_25_" style:display-name="Excel Built-in Accent6 - 60%" style:family="table-cell" style:parent-style-name="Default" style:data-style-name="N0">
      <style:table-cell-properties fo:background-color="#fac09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mphasis_20_1" style:display-name="Excel Built-in Emphasis 1" style:family="table-cell" style:parent-style-name="Default" style:data-style-name="N0">
      <style:table-cell-properties fo:background-color="#95b3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mphasis_20_2" style:display-name="Excel Built-in Emphasis 2" style:family="table-cell" style:parent-style-name="Default" style:data-style-name="N0">
      <style:table-cell-properties fo:background-color="#d996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mphasis_20_3" style:display-name="Excel Built-in Emphasis 3" style:family="table-cell" style:parent-style-name="Default" style:data-style-name="N0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Accent1" style:display-name="Excel Built-in Excel Built-in Accent1" style:family="table-cell" style:parent-style-name="Default" style:data-style-name="N0">
      <style:table-cell-properties fo:background-color="#4f81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_20_2" style:display-name="Excel Built-in Perc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Sheet_20_Title" style:display-name="Excel Built-in Sheet Titl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6cm" fo:margin-right="0.6cm" style:print-page-order="ttb" style:first-page-number="continue" style:scale-to="100%" style:writing-mode="lr-tb" style:print="charts drawings objects zero-values"/>
      <style:header-style>
        <style:header-footer-properties fo:min-height="1.099cm" fo:margin-left="0cm" fo:margin-right="0cm" fo:margin-bottom="0.746cm"/>
      </style:header-style>
      <style:footer-style>
        <style:header-footer-properties fo:min-height="1.099cm" fo:margin-left="0cm" fo:margin-right="0cm" fo:margin-top="0.39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" style:display-name="PageStyle_Param" style:page-layout-name="Mpm4">
      <style:header>
        <style:region-left>
          <text:p><text:span text:style-name="MT1">Matriz de rastreabilidade dos requisitos</text:span></text:p>
        </style:region-left>
        <style:region-right>
          <text:p><text:span text:style-name="MT1"><text:sheet-name>???</text:sheet-name></text:span></text:p>
        </style:region-right>
      </style:header>
      <style:header-left style:display="false"/>
      <style:footer>
        <style:region-left>
          <text:p><text:span text:style-name="MT1">PMO Escritório de Projetos LTDA</text:span></text:p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    <text:p><text:span text:style-name="MT1">http://escritoriodeprojetos.com.b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1-18T20:16:06</meta:creation-date>
    <meta:initial-creator>Marcelo Benites</meta:initial-creator>
    <dc:description>http://escritoriodeprojetos.com.br</dc:description>
    <meta:keyword>Requisitos</meta:keyword>
    <meta:keyword>Escopo</meta:keyword>
    <dc:language>pt-BR</dc:language>
    <meta:print-date>2014-11-28T19:30:29</meta:print-date>
    <dc:date>2017-05-19T21:54:56.417317766</dc:date>
    <meta:editing-cycles>10</meta:editing-cycles>
    <dc:subject>Matriz de Rastreabilidade dos Requisitos</dc:subject>
    <dc:title>Matriz de Rastreabilidade dos Requisitos</dc:title>
    <meta:editing-duration>PT1H4M17S</meta:editing-duration>
    <meta:generator>LibreOffice/4.3.3.2$Linux_X86_64 LibreOffice_project/430m0$Build-2</meta:generator>
    <meta:document-statistic meta:table-count="2" meta:cell-count="161" meta:object-count="0"/>
  </office:meta>
</office:document-meta>
</file>